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p_data" table:style-name="ta1">
        <table:shapes>
          <draw:frame draw:z-index="0" draw:style-name="gr1" draw:text-style-name="P1" svg:width="6.3039in" svg:height="3.5449in" svg:x="1.5268in" svg:y="1.5992in">
            <draw:object draw:notify-on-update-of-ranges="pop_data.A2:pop_data.A2 pop_data.B2:pop_data.WP2 pop_data.A5:pop_data.A5 pop_data.B5:pop_data.WP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9in" svg:height="3.5449in" svg:x="8.5571in" svg:y="1.6941in">
            <draw:object draw:notify-on-update-of-ranges="pop_data.A3:pop_data.A3 pop_data.B3:pop_data.WP3 pop_data.A6:pop_data.A6 pop_data.B6:pop_data.WP6 pop_data.A4:pop_data.A4 pop_data.B4:pop_data.WP4 pop_data.B4:pop_data.WP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number-columns-repeated="4" table:default-cell-style-name="Default"/>
        <table:table-column table:style-name="co2" table:number-columns-repeated="6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column table:style-name="co3" table:number-columns-repeated="9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06" table:default-cell-style-name="Default"/>
        <table:table-column table:style-name="co5" table:default-cell-style-name="Default"/>
        <table:table-column table:style-name="co2" table:number-columns-repeated="76" table:default-cell-style-name="Default"/>
        <table:table-column table:style-name="co5" table:default-cell-style-name="Default"/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199" table:default-cell-style-name="Default"/>
        <table:table-row table:style-name="ro1">
          <table:table-cell office:value-type="string" calcext:value-type="string">
            <text:p>first chr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office:value-type="float" office:value="407" calcext:value-type="float">
            <text:p>407</text:p>
          </table:table-cell>
          <table:table-cell office:value-type="float" office:value="507" calcext:value-type="float">
            <text:p>507</text:p>
          </table:table-cell>
          <table:table-cell office:value-type="float" office:value="404" calcext:value-type="float">
            <text:p>404</text:p>
          </table:table-cell>
          <table:table-cell office:value-type="float" office:value="231" calcext:value-type="float">
            <text:p>231</text:p>
          </table:table-cell>
          <table:table-cell office:value-type="float" office:value="391" calcext:value-type="float">
            <text:p>391</text:p>
          </table:table-cell>
          <table:table-cell office:value-type="float" office:value="210" calcext:value-type="float">
            <text:p>210</text:p>
          </table:table-cell>
          <table:table-cell office:value-type="float" office:value="341" calcext:value-type="float">
            <text:p>341</text:p>
          </table:table-cell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77" calcext:value-type="float">
            <text:p>77</text:p>
          </table:table-cell>
          <table:table-cell office:value-type="float" office:value="283" calcext:value-type="float">
            <text:p>283</text:p>
          </table:table-cell>
          <table:table-cell office:value-type="float" office:value="350" calcext:value-type="float">
            <text:p>350</text:p>
          </table:table-cell>
          <table:table-cell office:value-type="float" office:value="146" calcext:value-type="float">
            <text:p>146</text:p>
          </table:table-cell>
          <table:table-cell office:value-type="float" office:value="188" calcext:value-type="float">
            <text:p>188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  <table:table-cell office:value-type="float" office:value="272" calcext:value-type="float">
            <text:p>272</text:p>
          </table:table-cell>
          <table:table-cell office:value-type="float" office:value="763" calcext:value-type="float">
            <text:p>763</text:p>
          </table:table-cell>
          <table:table-cell office:value-type="float" office:value="417" calcext:value-type="float">
            <text:p>417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4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388" calcext:value-type="float">
            <text:p>388</text:p>
          </table:table-cell>
          <table:table-cell office:value-type="float" office:value="1050" calcext:value-type="float">
            <text:p>1050</text:p>
          </table:table-cell>
          <table:table-cell office:value-type="float" office:value="1552" calcext:value-type="float">
            <text:p>1552</text:p>
          </table:table-cell>
          <table:table-cell office:value-type="float" office:value="1481" calcext:value-type="float">
            <text:p>1481</text:p>
          </table:table-cell>
          <table:table-cell office:value-type="float" office:value="1252" calcext:value-type="float">
            <text:p>1252</text:p>
          </table:table-cell>
          <table:table-cell office:value-type="float" office:value="1012" calcext:value-type="float">
            <text:p>1012</text:p>
          </table:table-cell>
          <table:table-cell office:value-type="float" office:value="626" calcext:value-type="float">
            <text:p>626</text:p>
          </table:table-cell>
          <table:table-cell office:value-type="float" office:value="403" calcext:value-type="float">
            <text:p>403</text:p>
          </table:table-cell>
          <table:table-cell office:value-type="float" office:value="243" calcext:value-type="float">
            <text:p>243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ol + xo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ror + xor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NU hash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2:54:47.464308327</dc:date>
    <meta:editing-duration>PT19H9M11S</meta:editing-duration>
    <meta:editing-cycles>2</meta:editing-cycles>
    <meta:generator>LibreOffice/7.3.7.2$Linux_X86_64 LibreOffice_project/30$Build-2</meta:generator>
    <meta:document-statistic meta:table-count="1" meta:cell-count="36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bar" chart:style-name="ch1">
        <chart:legend chart:legend-position="end" svg:x="13.962cm" svg:y="3.954cm" style:legend-expansion="high" chart:style-name="ch2"/>
        <chart:plot-area chart:style-name="ch3" table:cell-range-address="pop_data.A2:pop_data.WP2 pop_data.A5:pop_data.WP5" chart:data-source-has-labels="column" svg:x="-0.097cm" svg:y="0.188cm" svg:width="15.53cm" svg:height="9.367cm">
          <chart:coordinate-region svg:x="0.895cm" svg:y="0.387cm" svg:width="14.538cm" svg:height="8.2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p_data.B2:pop_data.WP2" chart:label-cell-address="pop_data.A2:pop_data.A2" chart:class="chart:bar">
            <chart:data-point chart:repeated="613"/>
          </chart:series>
          <chart:series chart:style-name="ch8" chart:values-cell-range-address="pop_data.B5:pop_data.WP5" chart:label-cell-address="pop_data.A5:pop_data.A5" chart:class="chart:bar">
            <chart:data-point chart:repeated="6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</table:table-row>
          </table:table-header-rows>
          <table:table-rows>
            <table:table-row>
              <table:table-cell office:value-type="string">
                <text:p>length</text:p>
                <draw:g>
                  <svg:desc>pop_data.A2:pop_data.A2</svg:desc>
                </draw:g>
              </table:table-cell>
              <table:table-cell office:value-type="float" office:value="1">
                <text:p>1</text:p>
                <draw:g>
                  <svg:desc>pop_data.B2:pop_data.WP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388">
                <text:p>388</text:p>
              </table:table-cell>
              <table:table-cell office:value-type="float" office:value="1050">
                <text:p>1050</text:p>
              </table:table-cell>
              <table:table-cell office:value-type="float" office:value="1552">
                <text:p>1552</text:p>
              </table:table-cell>
              <table:table-cell office:value-type="float" office:value="1481">
                <text:p>1481</text:p>
              </table:table-cell>
              <table:table-cell office:value-type="float" office:value="1252">
                <text:p>1252</text:p>
              </table:table-cell>
              <table:table-cell office:value-type="float" office:value="1012">
                <text:p>1012</text:p>
              </table:table-cell>
              <table:table-cell office:value-type="float" office:value="626">
                <text:p>626</text:p>
              </table:table-cell>
              <table:table-cell office:value-type="float" office:value="403">
                <text:p>403</text:p>
              </table:table-cell>
              <table:table-cell office:value-type="float" office:value="243">
                <text:p>243</text:p>
              </table:table-cell>
              <table:table-cell office:value-type="float" office:value="113">
                <text:p>113</text:p>
              </table:table-cell>
              <table:table-cell office:value-type="float" office:value="51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r + xor</text:p>
                <draw:g>
                  <svg:desc>pop_data.A5:pop_data.A5</svg:desc>
                </draw:g>
              </table:table-cell>
              <table:table-cell office:value-type="float" office:value="40">
                <text:p>40</text:p>
                <draw:g>
                  <svg:desc>pop_data.B5:pop_data.WP5</svg:desc>
                </draw:g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bar" chart:row-mapping="0 2 1" chart:style-name="ch1">
        <chart:legend chart:legend-position="end" svg:x="13.67cm" svg:y="3.705cm" style:legend-expansion="high" chart:style-name="ch2"/>
        <chart:plot-area chart:style-name="ch3" table:cell-range-address="pop_data.A3:pop_data.WP4 pop_data.A6:pop_data.WP6" chart:data-source-has-labels="column" svg:x="-0.085cm" svg:y="0.185cm" svg:width="15.16cm" svg:height="9.368cm">
          <chart:coordinate-region svg:x="0.536cm" svg:y="0.384cm" svg:width="14.539cm" svg:height="8.24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op_data.B3:pop_data.WP3" chart:label-cell-address="pop_data.A3:pop_data.A3" chart:class="chart:bar">
            <chart:data-point chart:repeated="613"/>
          </chart:series>
          <chart:series chart:style-name="ch8" chart:values-cell-range-address="pop_data.B6:pop_data.WP6" chart:label-cell-address="pop_data.A6:pop_data.A6" chart:class="chart:bar">
            <chart:data-point chart:repeated="613"/>
          </chart:series>
          <chart:series chart:style-name="ch9" chart:values-cell-range-address="pop_data.B4:pop_data.WP4" chart:label-cell-address="pop_data.A4:pop_data.A4" chart:class="chart:bar">
            <chart:data-point chart:repeated="613"/>
            <loext:propertry-mapping loext:property="FillColor" loext:cell-range-address="pop_data.B4:pop_data.WP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</table:table-row>
          </table:table-header-rows>
          <table:table-rows>
            <table:table-row>
              <table:table-cell office:value-type="string">
                <text:p>sum</text:p>
                <draw:g>
                  <svg:desc>pop_data.A3:pop_data.A3</svg:desc>
                </draw:g>
              </table:table-cell>
              <table:table-cell office:value-type="float" office:value="11">
                <text:p>11</text:p>
                <draw:g>
                  <svg:desc>pop_data.B3:pop_data.WP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GNU hash</text:p>
                <draw:g>
                  <svg:desc>pop_data.A6:pop_data.A6</svg:desc>
                </draw:g>
              </table:table-cell>
              <table:table-cell office:value-type="float" office:value="13">
                <text:p>13</text:p>
                <draw:g>
                  <svg:desc>pop_data.B6:pop_data.WP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l + xor</text:p>
                <draw:g>
                  <svg:desc>pop_data.A4:pop_data.A4</svg:desc>
                </draw:g>
              </table:table-cell>
              <table:table-cell office:value-type="float" office:value="19">
                <text:p>19</text:p>
                <draw:g>
                  <svg:desc>pop_data.B4:pop_data.WP4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pop_data.B4:pop_data.WP4</svg:desc>
                </draw:g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